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 style:list-style-name="L4">
      <style:paragraph-properties fo:text-align="justify" style:justify-single-word="false"/>
      <style:text-properties style:font-name="ari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de programación en C</text:p>
      <text:p text:style-name="P1">Relación – 1</text:p>
      <text:p text:style-name="P2"/>
      <text:list xml:id="list7220805941" text:style-name="L1">
        <text:list-header>
          <text:p text:style-name="P3"/>
        </text:list-header>
        <text:list-item>
          <text:p text:style-name="P3">Crea un programa que funcione como una calculadora. El programa debe pedir dos números e implementar el siguiente menú.</text:p>
        </text:list-item>
      </text:list>
      <text:list xml:id="list476671009" text:style-name="L2">
        <text:list-item>
          <text:p text:style-name="P4">1 – Sumar</text:p>
        </text:list-item>
        <text:list-item>
          <text:p text:style-name="P4">2 – Restar</text:p>
        </text:list-item>
        <text:list-item>
          <text:p text:style-name="P4">3 – Multiplicar</text:p>
        </text:list-item>
        <text:list-item>
          <text:p text:style-name="P4">4 – Dividir</text:p>
        </text:list-item>
        <text:list-item>
          <text:p text:style-name="P4">5 – Salir</text:p>
        </text:list-item>
      </text:list>
      <text:list xml:id="list379928564" text:continue-list="list7220805941" text:style-name="L1">
        <text:list-header>
          <text:p text:style-name="P3"/>
        </text:list-header>
        <text:list-item>
          <text:p text:style-name="P3">Escribe un programa que reciba un número y muestre todos los superiores a el hasta el 10.</text:p>
          <text:p text:style-name="P3"/>
        </text:list-item>
        <text:list-item>
          <text:p text:style-name="P3">Escribe un programa que reciba un número y calcule el factorial de este.</text:p>
          <text:p text:style-name="P3"/>
        </text:list-item>
        <text:list-item>
          <text:p text:style-name="P3">Escribe un programa que reciba dos números y calcule el valor del primero elevado al segundo.</text:p>
          <text:p text:style-name="P3"/>
        </text:list-item>
        <text:list-item>
          <text:p text:style-name="P3">Crea un programa que reciba un número y diga si es par o impar.</text:p>
          <text:p text:style-name="P3"/>
        </text:list-item>
        <text:list-item>
          <text:p text:style-name="P3">Escribe un programa que lea un número y lo convierta en binario.</text:p>
          <text:p text:style-name="P3"/>
        </text:list-item>
        <text:list-item>
          <text:p text:style-name="P3">Crea un programa que reciba tres números y muestre el mayor, el menor y el mediano. Para ello, el programa ha de tener tres funciones:</text:p>
        </text:list-item>
      </text:list>
      <text:list xml:id="list971275732" text:style-name="L3">
        <text:list-item>
          <text:p text:style-name="P5">calcular_mayor</text:p>
        </text:list-item>
        <text:list-item>
          <text:p text:style-name="P5">calcular_menor</text:p>
        </text:list-item>
        <text:list-item>
          <text:p text:style-name="P5">calcular_mediano</text:p>
        </text:list-item>
      </text:list>
      <text:list xml:id="list2140372880" text:continue-list="list379928564" text:style-name="L1">
        <text:list-header>
          <text:p text:style-name="P3"/>
        </text:list-header>
        <text:list-item>
          <text:p text:style-name="P3">Escribe un programa que lea 10 números y los guarde en un array de enteros.</text:p>
          <text:p text:style-name="P3"/>
        </text:list-item>
        <text:list-item>
          <text:p text:style-name="P3">Escribe un programa que sume todos los números del array anterior.</text:p>
          <text:p text:style-name="P3"/>
        </text:list-item>
        <text:list-item>
          <text:p text:style-name="P3"><text:s/>Modifica el programa <text:s/>7 para que funcione con los números del array.</text:p>
          <text:p text:style-name="P3"/>
        </text:list-item>
        <text:list-item>
          <text:p text:style-name="P3">Escribe un programa que ordene el array del ejercicio 8 de mayor a menor.</text:p>
        </text:list-item>
      </text:list>
      <text:list xml:id="list379923764" text:style-name="L4">
        <text:list-header>
          <text:p text:style-name="P6"><text:bookmark text:name="__DdeLink__2_1265893697"/></text:p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1-10-25T11:41:17</meta:creation-date>
    <dc:date>2012-10-29T10:51:02</dc:date>
    <dc:creator>mario </dc:creator>
    <meta:editing-duration>PT23M35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1" meta:word-count="213" meta:character-count="173" meta:non-whitespace-character-count="915"/>
  </office:meta>
</office:document-meta>
</file>